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132pt" style:use-optimal-row-height="true" fo:break-before="auto"/>
    </style:style>
    <style:style style:name="ro9" style:family="table-row">
      <style:table-row-properties style:row-height="96pt" style:use-optimal-row-height="false" fo:break-before="auto"/>
    </style:style>
    <style:style style:name="ro10" style:family="table-row">
      <style:table-row-properties style:row-height="86.4pt" style:use-optimal-row-height="true" fo:break-before="auto"/>
    </style:style>
    <style:style style:name="ro11" style:family="table-row">
      <style:table-row-properties style:row-height="14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C_1</text:p>
          </table:table-cell>
          <table:table-cell office:value-type="string" table:style-name="ce4">
            <text:p>Display computer database home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TC_2.1</text:p>
          </table:table-cell>
          <table:table-cell office:value-type="string" table:style-name="ce4">
            <text:p>Add a new computer to the computer database supplying only required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_2.2</text:p>
          </table:table-cell>
          <table:table-cell office:value-type="string" table:style-name="ce4">
            <text:p>Display error message when adding a new computer to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4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_2.3</text:p>
          </table:table-cell>
          <table:table-cell office:value-type="string" table:style-name="ce4">
            <text:p>Cancel adding a new computer to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ancel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.4</text:p>
          </table:table-cell>
          <table:table-cell office:value-type="string" table:style-name="ce4">
            <text:p>Add a new computer to the computer database supplying a 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03-04" in the 'Introduc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5</text:p>
          </table:table-cell>
          <table:table-cell office:value-type="string" table:style-name="ce4">
            <text:p>Add a new computer to the computer database supplying an in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13-32" in the 'Introduc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Date ('yyyy-MM-dd')" <text:s/>next to Introduced date field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.6</text:p>
          </table:table-cell>
          <table:table-cell office:value-type="string" table:style-name="ce4">
            <text:p>Add a new computer to the computer database supplying a 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8-03-04" in the 'Discontinu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7</text:p>
          </table:table-cell>
          <table:table-cell office:value-type="string" table:style-name="ce4">
            <text:p>Add a new computer to the computer database supplying an in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8-13-32" in the 'Discontinu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Date ('yyyy-MM-dd')" <text:s/>next to Discontinued date field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8</text:p>
          </table:table-cell>
          <table:table-cell office:value-type="string" table:style-name="ce4">
            <text:p>Add a new computer to the computer database selecting a Company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Select "Apple Inc." from the 'Company' select lis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2.9</text:p>
          </table:table-cell>
          <table:table-cell office:value-type="string" table:style-name="ce4">
            <text:p>Add a new computer to the computer database supplying all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AllFields" in the 'computer name' input field</text:p>
            <text:p>5. Input "2017-03-04" in the 'Introduced date' input field<text:s/></text:p>
            <text:p>6. Input "2018-03-04" in the 'Discontinued date' input field<text:s/></text:p>
            <text:p>7. Select "Apple Inc." from the 'Company' select list field<text:s/></text:p>
            <text:p>8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AllFields has been created" at the top of the page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C_3</text:p>
          </table:table-cell>
          <table:table-cell office:value-type="string" table:style-name="ce4">
            <text:p>View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4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4.1</text:p>
          </table:table-cell>
          <table:table-cell office:value-type="string" table:style-name="ce4">
            <text:p>Update a computer name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4.2</text:p>
          </table:table-cell>
          <table:table-cell office:value-type="string" table:style-name="ce4">
            <text:p>Display error message when updating a computer name in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123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_4.3</text:p>
          </table:table-cell>
          <table:table-cell office:value-type="string" table:style-name="ce4">
            <text:p>Cancel updat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123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Cancel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5">
            <text:p>TC_4.4</text:p>
          </table:table-cell>
          <table:table-cell office:value-type="string" table:style-name="ce5">
            <text:p>Update a computer in the computer database supplying a valid introduc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123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7-03-04" in the 'Introduced date' input field<text:s/>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_4.5</text:p>
          </table:table-cell>
          <table:table-cell office:value-type="string" table:style-name="ce5">
            <text:p>Update a computer in the computer database supplying an invalid introduc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123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7-13-32" in the 'Introduced date' input field<text:s/>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Date ('yyyy-MM-dd')" <text:s/>next to Introduced date field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_4.6</text:p>
          </table:table-cell>
          <table:table-cell office:value-type="string" table:style-name="ce5">
            <text:p>Update a computer in the computer database supplying a valid Discontinu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123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8-03-04" in the 'Discontinued date' input field<text:s/>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_4.7</text:p>
          </table:table-cell>
          <table:table-cell office:value-type="string" table:style-name="ce5">
            <text:p>Update a computer in the computer database supplying an invalid Discontinued dat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8-13-32" in the 'Discontinued date' input field<text:s/>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Date ('yyyy-MM-dd')" <text:s/>next to Discontinued date field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_4.8</text:p>
          </table:table-cell>
          <table:table-cell office:value-type="string" table:style-name="ce5">
            <text:p>Update a computer in the computer database selecting a Company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123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Select 'Apple Inc.' from the 'Company' select list field<text:s/>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123 has been updated" at the top of the page</text:p>
          </table:table-cell>
          <table:table-cell table:number-columns-repeated="16378" table:style-name="ce6"/>
        </table:table-row>
        <table:table-row table:style-name="ro6">
          <table:table-cell office:value-type="string" table:style-name="ce5">
            <text:p>TC_4.9</text:p>
          </table:table-cell>
          <table:table-cell office:value-type="string" table:style-name="ce5">
            <text:p>Update a computer in the computer database supplying all fields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Update" in the 'computer name' input field</text:p>
            <text:p>5. Input "2017-03-04" in the 'Introduced date' input field<text:s/></text:p>
            <text:p>6. Input "2018-03-04" in the 'Discontinued date' input field<text:s/></text:p>
            <text:p>7. Select "Apple Inc." from the 'Company' select list field<text:s/></text:p>
            <text:p>8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Update has been updated" at the top of the page</text:p>
          </table:table-cell>
          <table:table-cell table:number-columns-repeated="16378" table:style-name="ce6"/>
        </table:table-row>
        <table:table-row table:style-name="ro7">
          <table:table-cell office:value-type="string" table:style-name="ce4">
            <text:p>TC_5</text:p>
          </table:table-cell>
          <table:table-cell office:value-type="string" table:style-name="ce4">
            <text:p>Delete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Update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has been deleted" at the top of the pag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6</text:p>
          </table:table-cell>
          <table:table-cell office:value-type="string" table:style-name="ce4">
            <text:p>Filter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4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7</text:p>
          </table:table-cell>
          <table:table-cell office:value-type="string" table:style-name="ce4">
            <text:p>Sort computer results by 'computer name' in descending order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4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8</text:p>
          </table:table-cell>
          <table:table-cell office:value-type="string" table:style-name="ce4">
            <text:p>Page through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4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9</text:p>
          </table:table-cell>
          <table:table-cell office:value-type="string" table:style-name="ce4">
            <text:p>All 'Home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4">
            <text:p>1. Computer database 'Home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0</text:p>
          </table:table-cell>
          <table:table-cell office:value-type="string" table:style-name="ce4">
            <text:p>All 'Add a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Press the 'Tab' key on the keyboard until the last link, button or input field is reached at the end of the page</text:p>
          </table:table-cell>
          <table:table-cell office:value-type="string" table:style-name="ce4">
            <text:p>1. Computer database 'Add a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1</text:p>
          </table:table-cell>
          <table:table-cell office:value-type="string" table:style-name="ce4">
            <text:p>All 'Edit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Press the 'Tab' key on the keyboard until the last link, button or input field is reached at the end of the page</text:p>
          </table:table-cell>
          <table:table-cell office:value-type="string" table:style-name="ce4">
            <text:p>1. Computer database 'Edit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2</text:p>
          </table:table-cell>
          <table:table-cell office:value-type="string" table:style-name="ce4">
            <text:p>The 'Home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WAVE toolbar extension</text:p>
            <text:p>4. Click on 'No Styles' button within WAVE Toolbar</text:p>
          </table:table-cell>
          <table:table-cell office:value-type="string" table:style-name="ce4">
            <text:p>1. Computer database 'Home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3</text:p>
          </table:table-cell>
          <table:table-cell office:value-type="string" table:style-name="ce4">
            <text:p>The 'Add a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WAVE toolbar extension</text:p>
            <text:p>5. Click on 'No Styles' button within WAVE Toolbar</text:p>
          </table:table-cell>
          <table:table-cell office:value-type="string" table:style-name="ce4">
            <text:p>1. Computer database 'Add a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4</text:p>
          </table:table-cell>
          <table:table-cell office:value-type="string" table:style-name="ce4">
            <text:p>The 'Edit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WAVE toolbar extension</text:p>
            <text:p>7. Click on 'No Styles' button within WAVE Toolbar</text:p>
          </table:table-cell>
          <table:table-cell office:value-type="string" table:style-name="ce4">
            <text:p>1. Computer database 'Edit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5</text:p>
          </table:table-cell>
          <table:table-cell office:value-type="string" table:style-name="ce4">
            <text:p>All 'Home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4">
            <text:p>1. Computer database 'Home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6</text:p>
          </table:table-cell>
          <table:table-cell office:value-type="string" table:style-name="ce4">
            <text:p>All 'Add a computer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Computer database 'Add a computer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7</text:p>
          </table:table-cell>
          <table:table-cell office:value-type="string" table:style-name="ce4">
            <text:p>All 'Edit computer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4">
            <text:p>1. Computer database 'Edit a computer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8</text:p>
          </table:table-cell>
          <table:table-cell office:value-type="string" table:style-name="ce3">
            <text:p>Home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4">
            <text:p>1. Computer database 'Home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9</text:p>
          </table:table-cell>
          <table:table-cell office:value-type="string" table:style-name="ce3">
            <text:p>Add a computer 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4">
            <text:p>1. Computer database 'Add a computer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_20</text:p>
          </table:table-cell>
          <table:table-cell office:value-type="string" table:style-name="ce4">
            <text:p>Edit computer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4">
            <text:p>1. Computer database 'Edit a computer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_21</text:p>
          </table:table-cell>
          <table:table-cell office:value-type="string" table:style-name="ce4">
            <text:p>Home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22</text:p>
          </table:table-cell>
          <table:table-cell office:value-type="string" table:style-name="ce4">
            <text:p>Add a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4">
            <text:p>TC_23</text:p>
          </table:table-cell>
          <table:table-cell office:value-type="string" table:style-name="ce4">
            <text:p>Edit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  <text:p>2. <text:s/>W3C Markup Validator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opy the URL from within the web browser</text:p>
            <text:p>7. Navigate to https://validator.w3.org/nu/</text:p>
            <text:p>8. Paste the URL in to the input field 'Check by'</text:p>
            <text:p>9. Click 'Check' button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C_25</text:p>
          </table:table-cell>
          <table:table-cell office:value-type="string" table:style-name="ce4">
            <text:p>Adding a new computer to the computer database should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&lt;script&gt;alert('hello world');&lt;/script&gt;" in the 'computer name' input field</text:p>
            <text:p>5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&lt;script&gt;alert('hello world');&lt;/script&gt; has been created" at the top of the page</text:p>
            <text:p>3. No "hello world" alert should popup over the scree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26</text:p>
          </table:table-cell>
          <table:table-cell office:value-type="string" table:style-name="ce4">
            <text:p>Filtering computer results displayed on the computer database 'Home' page should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&lt;script&gt;alert('hello world');&lt;/script&gt;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4">
            <text:p>1. Computer database 'Home' page should be displayed within the web browser</text:p>
            <text:p>2. No "hello world" alert should popup over the scree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27</text:p>
          </table:table-cell>
          <table:table-cell office:value-type="string" table:style-name="ce4">
            <text:p>Home' page should be able to handle 20 users every second for 60 seconds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1 must be run before this test</text:p>
            <text:p>2. Node.js is installed</text:p>
            <text:p>3. Artillery is installed</text:p>
          </table:table-cell>
          <table:table-cell office:value-type="string" table:style-name="ce4">
            <text:p>1. Open a new command prompt and CD to where the LoadTest.yml file is in the QATestingCaseKata\Load Tests repository</text:p>
            <text:p>2. Run the tests with: 'artillery run LoadHomePage.yml'</text:p>
          </table:table-cell>
          <table:table-cell office:value-type="string" table:style-name="ce4">
            <text:p>1. Status code '200' should be returned for each GET request per user per second</text:p>
          </table:table-cell>
          <table:table-cell table:number-columns-repeated="16378" table:style-name="ce1"/>
        </table:table-row>
        <table:table-row table:style-name="ro4">
          <table:table-cell table:style-name="ce4"/>
          <table:table-cell office:value-type="string" table:style-name="ce4">
            <text:p>Add a computer' page should be able add a new computer for 20 users every second for 60 seconds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1 must be run before this test</text:p>
            <text:p>2. Node.js is installed</text:p>
            <text:p>3. Artillery is installed</text:p>
          </table:table-cell>
          <table:table-cell office:value-type="string" table:style-name="ce4">
            <text:p>1. Open a new command prompt and CD to where the LoadTest.yml file is in the QATestingCaseKata\Load Tests repository</text:p>
            <text:p>2. Run the tests with: 'artillery run AddComputer.yml'</text:p>
          </table:table-cell>
          <table:table-cell office:value-type="string" table:style-name="ce4">
            <text:p>1. Status code '303' should be returned for each GET request per user per second</text:p>
          </table:table-cell>
          <table:table-cell table:number-columns-repeated="16378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6377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ption</text:p>
          </table:table-cell>
          <table:table-cell office:value-type="string" table:style-name="ce7">
            <text:p>Test Case ID</text:p>
          </table:table-cell>
          <table:table-cell office:value-type="string" table:style-name="ce8">
            <text:p>Pre conditions</text:p>
          </table:table-cell>
          <table:table-cell office:value-type="string" table:style-name="ce8">
            <text:p>Steps to reproduce</text:p>
          </table:table-cell>
          <table:table-cell office:value-type="string" table:style-name="ce8">
            <text:p>Expected result</text:p>
          </table:table-cell>
          <table:table-cell office:value-type="string" table:style-name="ce7">
            <text:p>Severity</text:p>
          </table:table-cell>
          <table:table-cell table:number-columns-repeated="16377" table:style-name="ce3"/>
        </table:table-row>
        <table:table-row table:style-name="ro9">
          <table:table-cell office:value-type="string" table:style-name="ce5">
            <text:p>BUG_1</text:p>
          </table:table-cell>
          <table:table-cell office:value-type="string" table:style-name="ce5">
            <text:p>"Application error" when adding a new computer to the computer database with a computer name of over 10,000 characters</text:p>
          </table:table-cell>
          <table:table-cell office:value-type="string" table:style-name="ce5">
            <text:p>TC_2.1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5">
            <text:p>1. On clicking 'Add a new computer' button the screen should display "Application error"</text:p>
          </table:table-cell>
          <table:table-cell office:value-type="float" office:value="1" table:style-name="ce5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9">
          <table:table-cell office:value-type="string" table:style-name="ce5">
            <text:p>BUG_2</text:p>
          </table:table-cell>
          <table:table-cell office:value-type="string" table:style-name="ce5">
            <text:p>"Application error" when trying to filter computers in the computer database with a computer name of over 5,000 characters</text:p>
          </table:table-cell>
          <table:table-cell office:value-type="string" table:style-name="ce3">
            <text:p>TC_6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On clicking 'Filter by name' button the screen should display "Application error"</text:p>
          </table:table-cell>
          <table:table-cell office:value-type="float" office:value="1" table:style-name="ce5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5">
          <table:table-cell office:value-type="string" table:style-name="ce3">
            <text:p>BUG_3</text:p>
          </table:table-cell>
          <table:table-cell office:value-type="string" table:style-name="ce3">
            <text:p>Results are not sorted in descending order when the 'Computer name' table header is clicked</text:p>
          </table:table-cell>
          <table:table-cell office:value-type="string" table:style-name="ce3">
            <text:p>TC_7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3">
            <text:p>1. On clicking the 'Computer name' table heading the results do not get sorted in descending order<text:s/>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10">
          <table:table-cell office:value-type="string" table:style-name="ce3">
            <text:p>BUG_4</text:p>
          </table:table-cell>
          <table:table-cell office:value-type="string" table:style-name="ce4">
            <text:p>Web parameter tampering not handled on 'Edit computer' page<text:s/></text:p>
          </table:table-cell>
          <table:table-cell office:value-type="string" table:style-name="ce4">
            <text:p>TC_4.1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/hello within the web browser</text:p>
          </table:table-cell>
          <table:table-cell office:value-type="string" table:style-name="ce3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3">
          <table:table-cell office:value-type="string" table:style-name="ce3">
            <text:p>BUG_5</text:p>
          </table:table-cell>
          <table:table-cell office:value-type="string" table:style-name="ce3">
            <text:p>UI is not localised on 'Home' page</text:p>
          </table:table-cell>
          <table:table-cell office:value-type="string" table:style-name="ce3">
            <text:p>TC_15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4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7">
          <table:table-cell office:value-type="string" table:style-name="ce3">
            <text:p>BUG_6</text:p>
          </table:table-cell>
          <table:table-cell office:value-type="string" table:style-name="ce3">
            <text:p>UI is not localised on 'Add a computer' page</text:p>
          </table:table-cell>
          <table:table-cell office:value-type="string" table:style-name="ce3">
            <text:p>TC_16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1">
          <table:table-cell office:value-type="string" table:style-name="ce3">
            <text:p>BUG_7</text:p>
          </table:table-cell>
          <table:table-cell office:value-type="string" table:style-name="ce3">
            <text:p>UI is not localised on 'Edit computer' page</text:p>
          </table:table-cell>
          <table:table-cell office:value-type="string" table:style-name="ce3">
            <text:p>TC_17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4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8">
          <table:table-cell office:value-type="string" table:style-name="ce3">
            <text:p>BUG_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3">
            <text:p>TC_18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4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7">
          <table:table-cell office:value-type="string" table:style-name="ce3">
            <text:p>BUG_8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3">
            <text:p>TC_19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4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8">
          <table:table-cell office:value-type="string" table:style-name="ce4">
            <text:p>BUG_9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_20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4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4"/>
          <table:table-cell table:number-columns-repeated="16378" table:style-name="ce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5T16:16:10Z</dc:date>
  </office:meta>
</office:document-meta>
</file>